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Title</text:p>
      <text:p text:style-name="Standard">A plain paragraph with some <text:span text:style-name="T1">bold</text:span> and some <text:span text:style-name="T2">italic</text:span></text:p>
      <text:list xml:id="list9170967287953663991" text:style-name="Outline">
        <text:list-item>
          <text:p text:style-name="Heading_20_1">Heading, level 1</text:p>
        </text:list-item>
      </text:list>
      <text:p text:style-name="Intense_20_Quote">Intense quote</text:p>
      <text:p text:style-name="List_20_Bullet">first item in unordered list</text:p>
      <text:list xml:id="list40483244" text:continue-numbering="true" text:style-name="Outline">
        <text:list-item>
          <text:p text:style-name="List_20_Number">first item in ordered lis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Standard" style:default-outline-level="" style:list-style-name="" style:class="list">
      <style:paragraph-properties fo:margin-left="0.25in" fo:margin-right="0in" fo:text-indent="-0.25in" style:auto-text-indent="false"/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335in" fo:margin-bottom="0in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39in" fo:margin-bottom="0in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39in" fo:margin-bottom="0in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in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39in" fo:margin-bottom="0in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139in" fo:margin-bottom="0in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39in" fo:margin-bottom="0in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line-height="100%" fo:text-align="start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libri" fo:font-size="26pt" fo:letter-spacing="0.0035in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102in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in" fo:margin-bottom="0.0835in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in" fo:margin-bottom="0.0835in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0.75in" fo:margin-right="0in" fo:margin-top="0in" fo:margin-bottom="0.0835in" fo:text-indent="-0.25in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25in" fo:margin-right="0in" fo:margin-top="0in" fo:margin-bottom="0.0835in" fo:text-indent="0in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0.75in" fo:margin-right="0in" fo:margin-top="0in" fo:margin-bottom="0.0835in" fo:text-indent="0in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0.65in" fo:margin-right="0.65in" fo:margin-top="0.139in" fo:margin-bottom="0.1945in" fo:text-indent="0in" style:auto-text-indent="false" fo:padding-left="0in" fo:padding-right="0in" fo:padding-top="0in" fo:padding-bottom="0.0555in" fo:border-left="none" fo:border-right="none" fo:border-top="none" fo:border-bottom="0.0071in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35in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102in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sco Employee</meta:initial-creator>
    <dc:description>generated by python-docx</dc:description>
    <dc:creator>Jason Sturgeon</dc:creator>
    <meta:editing-cycles>3</meta:editing-cycles>
    <meta:creation-date>2013-12-23T23:15:00</meta:creation-date>
    <dc:date>2024-11-26T20:22:07.21</dc:date>
    <meta:editing-duration>P0D</meta:editing-duration>
    <meta:generator>OpenOffice/4.1.15$Win32 OpenOffice.org_project/4115m2$Build-9813</meta:generator>
    <meta:document-statistic meta:table-count="0" meta:image-count="0" meta:object-count="0" meta:page-count="1" meta:paragraph-count="6" meta:word-count="28" meta:character-count="1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